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hmer OS" svg:font-family="'Khmer O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/>
      <style:text-properties fo:font-size="18pt" fo:font-weight="bold" officeooo:rsid="00bd7442" officeooo:paragraph-rsid="00bd7442" style:font-size-asian="18pt" style:font-weight-asian="bold" style:font-size-complex="18pt" style:font-weight-complex="bold"/>
    </style:style>
    <style:style style:name="P2" style:family="paragraph" style:parent-style-name="Normal">
      <style:paragraph-properties fo:text-align="end" style:justify-single-word="false"/>
    </style:style>
    <style:style style:name="P3" style:family="paragraph" style:parent-style-name="Normal">
      <style:paragraph-properties fo:text-align="center" style:justify-single-word="false"/>
      <style:text-properties fo:font-size="10.5pt" fo:font-weight="bold" officeooo:rsid="00bd7442" officeooo:paragraph-rsid="00bd7442" style:font-size-asian="10.5pt" style:font-weight-asian="bold" style:font-size-complex="10.5pt" style:font-weight-complex="bold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Heading_20_2"/>
    <style:style style:name="P6" style:family="paragraph" style:parent-style-name="Standard" style:master-page-name="MP0">
      <style:paragraph-properties fo:text-align="justify" style:justify-single-word="false" style:page-number="auto" fo:break-before="page"/>
      <style:text-properties officeooo:paragraph-rsid="0101c30d"/>
    </style:style>
    <style:style style:name="P7" style:family="paragraph" style:parent-style-name="Standard">
      <style:paragraph-properties fo:text-align="justify" style:justify-single-word="false"/>
      <style:text-properties officeooo:paragraph-rsid="0101c30d"/>
    </style:style>
    <style:style style:name="P8" style:family="paragraph" style:parent-style-name="Standard" style:list-style-name="L28">
      <style:paragraph-properties fo:text-align="justify" style:justify-single-word="false"/>
      <style:text-properties officeooo:paragraph-rsid="01045513"/>
    </style:style>
    <style:style style:name="P9" style:family="paragraph" style:parent-style-name="Standard" style:list-style-name="L24">
      <style:paragraph-properties fo:line-height="100%" fo:text-align="justify" style:justify-single-word="false"/>
      <style:text-properties style:font-name="Khmer OS" fo:font-size="11pt" fo:font-weight="normal" officeooo:rsid="00a4959c" officeooo:paragraph-rsid="012ee564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Khmer OS" fo:font-size="11pt" fo:font-weight="normal" officeooo:rsid="00a4959c" officeooo:paragraph-rsid="0118fd13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Khmer OS" fo:font-size="11pt" fo:font-weight="normal" officeooo:rsid="00a4959c" officeooo:paragraph-rsid="011ecd31" style:font-size-asian="11pt" style:font-weight-asian="normal" style:font-size-complex="11pt" style:font-weight-complex="normal"/>
    </style:style>
    <style:style style:name="P12" style:family="paragraph" style:parent-style-name="Standard" style:list-style-name="L37">
      <style:paragraph-properties fo:line-height="100%" fo:text-align="justify" style:justify-single-word="false"/>
      <style:text-properties style:font-name="Khmer OS" fo:font-size="11pt" fo:font-weight="normal" officeooo:rsid="00a4959c" officeooo:paragraph-rsid="012ee564" style:font-size-asian="11pt" style:font-weight-asian="normal" style:font-size-complex="11pt" style:font-weight-complex="normal"/>
    </style:style>
    <style:style style:name="P13" style:family="paragraph" style:parent-style-name="Standard" style:list-style-name="L24">
      <style:paragraph-properties fo:line-height="100%" fo:text-align="justify" style:justify-single-word="false"/>
      <style:text-properties style:font-name="Khmer OS" fo:font-size="11pt" style:text-underline-style="none" fo:font-weight="normal" officeooo:paragraph-rsid="0146688f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P14" style:family="paragraph" style:parent-style-name="Standard" style:list-style-name="L21">
      <style:paragraph-properties fo:line-height="100%" fo:text-align="justify" style:justify-single-word="false"/>
      <style:text-properties officeooo:paragraph-rsid="0101c30d"/>
    </style:style>
    <style:style style:name="P15" style:family="paragraph" style:parent-style-name="Standard" style:list-style-name="L21">
      <style:paragraph-properties fo:line-height="100%" fo:text-align="justify" style:justify-single-word="false"/>
      <style:text-properties officeooo:paragraph-rsid="0102c648"/>
    </style:style>
    <style:style style:name="P16" style:family="paragraph" style:parent-style-name="Standard">
      <style:paragraph-properties fo:line-height="100%" fo:text-align="justify" style:justify-single-word="false"/>
      <style:text-properties officeooo:paragraph-rsid="0101c30d"/>
    </style:style>
    <style:style style:name="P17" style:family="paragraph" style:parent-style-name="Standard" style:list-style-name="L23">
      <style:paragraph-properties fo:line-height="100%" fo:text-align="justify" style:justify-single-word="false"/>
      <style:text-properties officeooo:paragraph-rsid="0101c30d"/>
    </style:style>
    <style:style style:name="P18" style:family="paragraph" style:parent-style-name="Standard" style:list-style-name="L23">
      <style:paragraph-properties fo:line-height="100%" fo:text-align="justify" style:justify-single-word="false"/>
      <style:text-properties officeooo:paragraph-rsid="014ebb10"/>
    </style:style>
    <style:style style:name="P19" style:family="paragraph" style:parent-style-name="Standard" style:list-style-name="L24">
      <style:paragraph-properties fo:line-height="100%" fo:text-align="justify" style:justify-single-word="false"/>
      <style:text-properties officeooo:paragraph-rsid="0101c30d"/>
    </style:style>
    <style:style style:name="P20" style:family="paragraph" style:parent-style-name="Standard" style:list-style-name="L24">
      <style:paragraph-properties fo:line-height="100%" fo:text-align="justify" style:justify-single-word="false"/>
      <style:text-properties officeooo:paragraph-rsid="012a9c86"/>
    </style:style>
    <style:style style:name="P21" style:family="paragraph" style:parent-style-name="Standard" style:list-style-name="L24">
      <style:paragraph-properties fo:line-height="100%" fo:text-align="justify" style:justify-single-word="false"/>
      <style:text-properties officeooo:paragraph-rsid="013d3e37"/>
    </style:style>
    <style:style style:name="P22" style:family="paragraph" style:parent-style-name="Standard" style:list-style-name="L25">
      <style:paragraph-properties fo:line-height="100%" fo:text-align="justify" style:justify-single-word="false"/>
      <style:text-properties officeooo:paragraph-rsid="0101ee9d"/>
    </style:style>
    <style:style style:name="P23" style:family="paragraph" style:parent-style-name="Standard" style:list-style-name="L25">
      <style:paragraph-properties fo:line-height="100%" fo:text-align="justify" style:justify-single-word="false"/>
      <style:text-properties officeooo:paragraph-rsid="01086286"/>
    </style:style>
    <style:style style:name="P24" style:family="paragraph" style:parent-style-name="Standard" style:list-style-name="L25">
      <style:paragraph-properties fo:line-height="100%" fo:text-align="justify" style:justify-single-word="false"/>
      <style:text-properties officeooo:paragraph-rsid="010ef1cb"/>
    </style:style>
    <style:style style:name="P25" style:family="paragraph" style:parent-style-name="Standard" style:list-style-name="L25">
      <style:paragraph-properties fo:line-height="100%" fo:text-align="justify" style:justify-single-word="false"/>
      <style:text-properties officeooo:paragraph-rsid="01128b58"/>
    </style:style>
    <style:style style:name="P26" style:family="paragraph" style:parent-style-name="Standard">
      <style:paragraph-properties fo:line-height="100%" fo:text-align="justify" style:justify-single-word="false"/>
      <style:text-properties officeooo:paragraph-rsid="0102c648"/>
    </style:style>
    <style:style style:name="P27" style:family="paragraph" style:parent-style-name="Standard" style:list-style-name="L26">
      <style:paragraph-properties fo:line-height="100%" fo:text-align="justify" style:justify-single-word="false"/>
      <style:text-properties officeooo:paragraph-rsid="0102c648"/>
    </style:style>
    <style:style style:name="P28" style:family="paragraph" style:parent-style-name="Standard" style:list-style-name="L27">
      <style:paragraph-properties fo:line-height="100%" fo:text-align="justify" style:justify-single-word="false"/>
      <style:text-properties officeooo:paragraph-rsid="01045513"/>
    </style:style>
    <style:style style:name="P29" style:family="paragraph" style:parent-style-name="Standard" style:list-style-name="L28">
      <style:paragraph-properties fo:line-height="100%" fo:text-align="justify" style:justify-single-word="false"/>
      <style:text-properties officeooo:paragraph-rsid="01045513"/>
    </style:style>
    <style:style style:name="P30" style:family="paragraph" style:parent-style-name="Standard" style:list-style-name="L30">
      <style:paragraph-properties fo:line-height="100%" fo:text-align="justify" style:justify-single-word="false"/>
      <style:text-properties officeooo:paragraph-rsid="01079da9"/>
    </style:style>
    <style:style style:name="P31" style:family="paragraph" style:parent-style-name="Standard" style:list-style-name="L31">
      <style:paragraph-properties fo:line-height="100%" fo:text-align="justify" style:justify-single-word="false"/>
      <style:text-properties officeooo:paragraph-rsid="01079da9"/>
    </style:style>
    <style:style style:name="P32" style:family="paragraph" style:parent-style-name="Standard" style:list-style-name="L31">
      <style:paragraph-properties fo:line-height="100%" fo:text-align="justify" style:justify-single-word="false"/>
      <style:text-properties officeooo:paragraph-rsid="01140a58"/>
    </style:style>
    <style:style style:name="P33" style:family="paragraph" style:parent-style-name="Standard" style:list-style-name="L32">
      <style:paragraph-properties fo:line-height="100%" fo:text-align="justify" style:justify-single-word="false"/>
      <style:text-properties officeooo:paragraph-rsid="0131d99c"/>
    </style:style>
    <style:style style:name="P34" style:family="paragraph" style:parent-style-name="Standard" style:list-style-name="L35">
      <style:paragraph-properties fo:line-height="100%" fo:text-align="justify" style:justify-single-word="false"/>
      <style:text-properties officeooo:paragraph-rsid="011ecd31"/>
    </style:style>
    <style:style style:name="P35" style:family="paragraph" style:parent-style-name="Standard" style:list-style-name="L35">
      <style:paragraph-properties fo:line-height="100%" fo:text-align="justify" style:justify-single-word="false"/>
      <style:text-properties officeooo:paragraph-rsid="012f50e8"/>
    </style:style>
    <style:style style:name="P36" style:family="paragraph" style:parent-style-name="Standard">
      <style:paragraph-properties fo:line-height="100%" fo:text-align="justify" style:justify-single-word="false"/>
      <style:text-properties officeooo:paragraph-rsid="011ecd31"/>
    </style:style>
    <style:style style:name="P37" style:family="paragraph" style:parent-style-name="Standard">
      <style:paragraph-properties fo:line-height="100%" fo:text-align="justify" style:justify-single-word="false"/>
      <style:text-properties officeooo:paragraph-rsid="0129a151"/>
    </style:style>
    <style:style style:name="P38" style:family="paragraph" style:parent-style-name="Standard" style:list-style-name="L36">
      <style:paragraph-properties fo:line-height="100%" fo:text-align="justify" style:justify-single-word="false"/>
      <style:text-properties officeooo:paragraph-rsid="0129a151"/>
    </style:style>
    <style:style style:name="P39" style:family="paragraph" style:parent-style-name="Standard">
      <style:paragraph-properties fo:line-height="100%" fo:text-align="justify" style:justify-single-word="false"/>
      <style:text-properties officeooo:paragraph-rsid="01045513"/>
    </style:style>
    <style:style style:name="P40" style:family="paragraph" style:parent-style-name="Standard">
      <style:paragraph-properties fo:line-height="100%" fo:text-align="justify" style:justify-single-word="false"/>
      <style:text-properties officeooo:paragraph-rsid="012e1d69"/>
    </style:style>
    <style:style style:name="P41" style:family="paragraph" style:parent-style-name="Standard" style:list-style-name="L37">
      <style:paragraph-properties fo:line-height="100%" fo:text-align="justify" style:justify-single-word="false"/>
      <style:text-properties officeooo:paragraph-rsid="012ee564"/>
    </style:style>
    <style:style style:name="P42" style:family="paragraph" style:parent-style-name="Standard">
      <style:paragraph-properties fo:line-height="100%" fo:text-align="justify" style:justify-single-word="false"/>
      <style:text-properties officeooo:paragraph-rsid="012ee564"/>
    </style:style>
    <style:style style:name="P43" style:family="paragraph" style:parent-style-name="Standard" style:list-style-name="L39">
      <style:paragraph-properties fo:line-height="100%" fo:text-align="justify" style:justify-single-word="false"/>
      <style:text-properties officeooo:paragraph-rsid="0131d99c"/>
    </style:style>
    <style:style style:name="P44" style:family="paragraph" style:parent-style-name="Standard">
      <style:paragraph-properties fo:line-height="100%" fo:text-align="justify" style:justify-single-word="false"/>
      <style:text-properties officeooo:paragraph-rsid="0131d99c"/>
    </style:style>
    <style:style style:name="P45" style:family="paragraph" style:parent-style-name="Standard" style:list-style-name="">
      <style:paragraph-properties fo:line-height="100%" fo:text-align="justify" style:justify-single-word="false" fo:hyphenation-ladder-count="no-limit"/>
      <style:text-properties officeooo:paragraph-rsid="0101c30d" fo:hyphenate="false" loext:hyphenation-no-caps="false"/>
    </style:style>
    <style:style style:name="P46" style:family="paragraph" style:parent-style-name="Standard">
      <style:paragraph-properties fo:line-height="100%" fo:text-align="justify" style:justify-single-word="false"/>
      <style:text-properties officeooo:paragraph-rsid="014978c5"/>
    </style:style>
    <style:style style:name="P47" style:family="paragraph" style:parent-style-name="Standard">
      <style:paragraph-properties fo:line-height="100%" fo:text-align="justify" style:justify-single-word="false"/>
      <style:text-properties officeooo:paragraph-rsid="013c3e62"/>
    </style:style>
    <style:style style:name="P48" style:family="paragraph" style:parent-style-name="Standard">
      <style:paragraph-properties fo:line-height="100%" fo:text-align="justify" style:justify-single-word="false"/>
      <style:text-properties officeooo:paragraph-rsid="014e426f"/>
    </style:style>
    <style:style style:name="P49" style:family="paragraph" style:parent-style-name="Standard">
      <style:paragraph-properties fo:line-height="100%" fo:text-align="start" style:justify-single-word="false"/>
      <style:text-properties officeooo:paragraph-rsid="012e1d69"/>
    </style:style>
    <style:style style:name="P50" style:family="paragraph" style:parent-style-name="Standard">
      <style:paragraph-properties fo:line-height="100%" fo:text-align="start" style:justify-single-word="false"/>
      <style:text-properties officeooo:paragraph-rsid="0139255f"/>
    </style:style>
    <style:style style:name="P51" style:family="paragraph" style:parent-style-name="Standard" style:list-style-name="L24">
      <style:paragraph-properties fo:line-height="100%" fo:text-align="start" style:justify-single-word="false"/>
      <style:text-properties officeooo:paragraph-rsid="0101c30d"/>
    </style:style>
    <style:style style:name="P52" style:family="paragraph" style:parent-style-name="Standard">
      <style:paragraph-properties fo:line-height="100%" fo:text-align="start" style:justify-single-word="false"/>
      <style:text-properties officeooo:paragraph-rsid="014e426f"/>
    </style:style>
    <style:style style:name="P53" style:family="paragraph" style:parent-style-name="Standard" style:list-style-name="L21">
      <style:paragraph-properties fo:line-height="100%" fo:text-align="justify" style:justify-single-word="false" fo:break-before="page"/>
      <style:text-properties officeooo:paragraph-rsid="0101c30d"/>
    </style:style>
    <style:style style:name="P54" style:family="paragraph" style:parent-style-name="Text_20_body" style:list-style-name=""/>
    <style:style style:name="P55" style:family="paragraph">
      <loext:graphic-properties draw:fill="none"/>
    </style:style>
    <style:style style:name="T1" style:family="text">
      <style:text-properties style:font-name="Khmer OS" fo:font-style="italic" fo:font-weight="bold" style:font-style-asian="italic" style:font-weight-asian="bold" style:font-name-complex="Khmer OS" style:font-style-complex="italic" style:font-weight-complex="bold"/>
    </style:style>
    <style:style style:name="T2" style:family="text">
      <style:text-properties style:font-name="Khmer OS" fo:font-size="6pt" style:font-size-asian="6pt" style:language-asian="es" style:country-asian="AR" style:font-size-complex="6pt" style:language-complex="ar" style:country-complex="SA"/>
    </style:style>
    <style:style style:name="T3" style:family="text">
      <style:text-properties style:font-name="Khmer OS" style:font-name-complex="Khmer OS"/>
    </style:style>
    <style:style style:name="T4" style:family="text">
      <style:text-properties style:font-name="Khmer OS" fo:font-size="11pt" fo:font-weight="bold" officeooo:rsid="00f15742" style:font-size-asian="11pt" style:font-weight-asian="bold" style:font-size-complex="11pt" style:font-weight-complex="bold"/>
    </style:style>
    <style:style style:name="T5" style:family="text">
      <style:text-properties style:font-name="Khmer OS" fo:font-size="11pt" fo:font-weight="bold" officeooo:rsid="0102c648" style:font-size-asian="11pt" style:font-weight-asian="bold" style:font-size-complex="11pt" style:font-weight-complex="bold"/>
    </style:style>
    <style:style style:name="T6" style:family="text">
      <style:text-properties style:font-name="Khmer OS" fo:font-size="11pt" fo:font-weight="bold" officeooo:rsid="01045513" style:font-size-asian="11pt" style:font-weight-asian="bold" style:font-size-complex="11pt" style:font-weight-complex="bold"/>
    </style:style>
    <style:style style:name="T7" style:family="text">
      <style:text-properties style:font-name="Khmer OS" fo:font-size="11pt" fo:font-weight="bold" officeooo:rsid="01063bb6" style:font-size-asian="11pt" style:font-weight-asian="bold" style:font-size-complex="11pt" style:font-weight-complex="bold"/>
    </style:style>
    <style:style style:name="T8" style:family="text">
      <style:text-properties style:font-name="Khmer OS" fo:font-size="11pt" fo:font-weight="bold" officeooo:rsid="01079da9" style:font-size-asian="11pt" style:font-weight-asian="bold" style:font-size-complex="11pt" style:font-weight-complex="bold"/>
    </style:style>
    <style:style style:name="T9" style:family="text">
      <style:text-properties style:font-name="Khmer OS" fo:font-size="11pt" fo:font-weight="bold" officeooo:rsid="010c3ea1" style:font-size-asian="11pt" style:font-weight-asian="bold" style:font-size-complex="11pt" style:font-weight-complex="bold"/>
    </style:style>
    <style:style style:name="T10" style:family="text">
      <style:text-properties style:font-name="Khmer OS" fo:font-size="11pt" style:text-underline-style="solid" style:text-underline-width="auto" style:text-underline-color="font-color" fo:font-weight="normal" officeooo:rsid="011ecd31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11" style:family="text">
      <style:text-properties style:font-name="Khmer OS" fo:font-size="11pt" style:text-underline-style="solid" style:text-underline-width="auto" style:text-underline-color="font-color" fo:font-weight="normal" officeooo:rsid="01443394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12" style:family="text">
      <style:text-properties style:font-name="Khmer OS" fo:font-size="11pt" fo:font-weight="normal" officeooo:rsid="00ef8433" style:font-size-asian="11pt" style:font-weight-asian="normal" style:font-size-complex="11pt" style:font-weight-complex="normal"/>
    </style:style>
    <style:style style:name="T13" style:family="text">
      <style:text-properties style:font-name="Khmer OS" fo:font-size="11pt" fo:font-weight="normal" officeooo:rsid="00f15742" style:font-size-asian="11pt" style:font-weight-asian="normal" style:font-size-complex="11pt" style:font-weight-complex="normal"/>
    </style:style>
    <style:style style:name="T14" style:family="text">
      <style:text-properties style:font-name="Khmer OS" fo:font-size="11pt" fo:font-weight="normal" officeooo:rsid="00f31a9b" style:font-size-asian="11pt" style:font-weight-asian="normal" style:font-size-complex="11pt" style:font-weight-complex="normal"/>
    </style:style>
    <style:style style:name="T15" style:family="text">
      <style:text-properties style:font-name="Khmer OS" fo:font-size="11pt" fo:font-weight="normal" officeooo:rsid="00f9ebce" style:font-size-asian="11pt" style:font-weight-asian="normal" style:font-size-complex="11pt" style:font-weight-complex="normal"/>
    </style:style>
    <style:style style:name="T16" style:family="text">
      <style:text-properties style:font-name="Khmer OS" fo:font-size="11pt" fo:font-weight="normal" officeooo:rsid="0101ee9d" style:font-size-asian="11pt" style:font-weight-asian="normal" style:font-size-complex="11pt" style:font-weight-complex="normal"/>
    </style:style>
    <style:style style:name="T17" style:family="text">
      <style:text-properties style:font-name="Khmer OS" fo:font-size="11pt" fo:font-weight="normal" officeooo:rsid="0102c648" style:font-size-asian="11pt" style:font-weight-asian="normal" style:font-size-complex="11pt" style:font-weight-complex="normal"/>
    </style:style>
    <style:style style:name="T18" style:family="text">
      <style:text-properties style:font-name="Khmer OS" fo:font-size="11pt" fo:font-weight="normal" officeooo:rsid="01045513" style:font-size-asian="11pt" style:font-weight-asian="normal" style:font-size-complex="11pt" style:font-weight-complex="normal"/>
    </style:style>
    <style:style style:name="T19" style:family="text">
      <style:text-properties style:font-name="Khmer OS" fo:font-size="11pt" fo:font-weight="normal" officeooo:rsid="010eb362" style:font-size-asian="11pt" style:font-weight-asian="normal" style:font-size-complex="11pt" style:font-weight-complex="normal"/>
    </style:style>
    <style:style style:name="T20" style:family="text">
      <style:text-properties style:font-name="Khmer OS" fo:font-size="11pt" fo:font-weight="normal" officeooo:rsid="01058ddf" style:font-size-asian="11pt" style:font-weight-asian="normal" style:font-size-complex="11pt" style:font-weight-complex="normal"/>
    </style:style>
    <style:style style:name="T21" style:family="text">
      <style:text-properties style:font-name="Khmer OS" fo:font-size="11pt" fo:font-weight="normal" officeooo:rsid="01079da9" style:font-size-asian="11pt" style:font-weight-asian="normal" style:font-size-complex="11pt" style:font-weight-complex="normal"/>
    </style:style>
    <style:style style:name="T22" style:family="text">
      <style:text-properties style:font-name="Khmer OS" fo:font-size="11pt" fo:font-weight="normal" officeooo:rsid="010b71ff" style:font-size-asian="11pt" style:font-weight-asian="normal" style:font-size-complex="11pt" style:font-weight-complex="normal"/>
    </style:style>
    <style:style style:name="T23" style:family="text">
      <style:text-properties style:font-name="Khmer OS" fo:font-size="11pt" fo:font-weight="normal" officeooo:rsid="010c3ea1" style:font-size-asian="11pt" style:font-weight-asian="normal" style:font-size-complex="11pt" style:font-weight-complex="normal"/>
    </style:style>
    <style:style style:name="T24" style:family="text">
      <style:text-properties style:font-name="Khmer OS" fo:font-size="11pt" fo:font-weight="normal" officeooo:rsid="010d7481" style:font-size-asian="11pt" style:font-weight-asian="normal" style:font-size-complex="11pt" style:font-weight-complex="normal"/>
    </style:style>
    <style:style style:name="T25" style:family="text">
      <style:text-properties style:font-name="Khmer OS" fo:font-size="11pt" fo:font-weight="normal" officeooo:rsid="010ef1cb" style:font-size-asian="11pt" style:font-weight-asian="normal" style:font-size-complex="11pt" style:font-weight-complex="normal"/>
    </style:style>
    <style:style style:name="T26" style:family="text">
      <style:text-properties style:font-name="Khmer OS" fo:font-size="11pt" fo:font-weight="normal" officeooo:rsid="0110b55a" style:font-size-asian="11pt" style:font-weight-asian="normal" style:font-size-complex="11pt" style:font-weight-complex="normal"/>
    </style:style>
    <style:style style:name="T27" style:family="text">
      <style:text-properties style:font-name="Khmer OS" fo:font-size="11pt" fo:font-weight="normal" officeooo:rsid="01128b58" style:font-size-asian="11pt" style:font-weight-asian="normal" style:font-size-complex="11pt" style:font-weight-complex="normal"/>
    </style:style>
    <style:style style:name="T28" style:family="text">
      <style:text-properties style:font-name="Khmer OS" fo:font-size="11pt" fo:font-weight="normal" officeooo:rsid="0113b28f" style:font-size-asian="11pt" style:font-weight-asian="normal" style:font-size-complex="11pt" style:font-weight-complex="normal"/>
    </style:style>
    <style:style style:name="T29" style:family="text">
      <style:text-properties style:font-name="Khmer OS" fo:font-size="11pt" fo:font-weight="normal" officeooo:rsid="01140a58" style:font-size-asian="11pt" style:font-weight-asian="normal" style:font-size-complex="11pt" style:font-weight-complex="normal"/>
    </style:style>
    <style:style style:name="T30" style:family="text">
      <style:text-properties style:font-name="Khmer OS" fo:font-size="11pt" fo:font-weight="normal" officeooo:rsid="01148252" style:font-size-asian="11pt" style:font-weight-asian="normal" style:font-size-complex="11pt" style:font-weight-complex="normal"/>
    </style:style>
    <style:style style:name="T31" style:family="text">
      <style:text-properties style:font-name="Khmer OS" fo:font-size="11pt" fo:font-weight="normal" officeooo:rsid="0115c130" style:font-size-asian="11pt" style:font-weight-asian="normal" style:font-size-complex="11pt" style:font-weight-complex="normal"/>
    </style:style>
    <style:style style:name="T32" style:family="text">
      <style:text-properties style:font-name="Khmer OS" fo:font-size="11pt" fo:font-weight="normal" officeooo:rsid="0116b936" style:font-size-asian="11pt" style:font-weight-asian="normal" style:font-size-complex="11pt" style:font-weight-complex="normal"/>
    </style:style>
    <style:style style:name="T33" style:family="text">
      <style:text-properties style:font-name="Khmer OS" fo:font-size="11pt" fo:font-weight="normal" officeooo:rsid="011778cc" style:font-size-asian="11pt" style:font-weight-asian="normal" style:font-size-complex="11pt" style:font-weight-complex="normal"/>
    </style:style>
    <style:style style:name="T34" style:family="text">
      <style:text-properties style:font-name="Khmer OS" fo:font-size="11pt" fo:font-weight="normal" officeooo:rsid="0117f02e" style:font-size-asian="11pt" style:font-weight-asian="normal" style:font-size-complex="11pt" style:font-weight-complex="normal"/>
    </style:style>
    <style:style style:name="T35" style:family="text">
      <style:text-properties style:font-name="Khmer OS" fo:font-size="11pt" fo:font-weight="normal" officeooo:rsid="011fe6e2" style:font-size-asian="11pt" style:font-weight-asian="normal" style:font-size-complex="11pt" style:font-weight-complex="normal"/>
    </style:style>
    <style:style style:name="T36" style:family="text">
      <style:text-properties style:font-name="Khmer OS" fo:font-size="11pt" fo:font-weight="normal" officeooo:rsid="0121e01d" style:font-size-asian="11pt" style:font-weight-asian="normal" style:font-size-complex="11pt" style:font-weight-complex="normal"/>
    </style:style>
    <style:style style:name="T37" style:family="text">
      <style:text-properties style:font-name="Khmer OS" fo:font-size="11pt" fo:font-weight="normal" officeooo:rsid="0125e0e1" style:font-size-asian="11pt" style:font-weight-asian="normal" style:font-size-complex="11pt" style:font-weight-complex="normal"/>
    </style:style>
    <style:style style:name="T38" style:family="text">
      <style:text-properties style:font-name="Khmer OS" fo:font-size="11pt" fo:font-weight="normal" officeooo:rsid="0127b18b" style:font-size-asian="11pt" style:font-weight-asian="normal" style:font-size-complex="11pt" style:font-weight-complex="normal"/>
    </style:style>
    <style:style style:name="T39" style:family="text">
      <style:text-properties style:font-name="Khmer OS" fo:font-size="11pt" fo:font-weight="normal" officeooo:rsid="012c013b" style:font-size-asian="11pt" style:font-weight-asian="normal" style:font-size-complex="11pt" style:font-weight-complex="normal"/>
    </style:style>
    <style:style style:name="T40" style:family="text">
      <style:text-properties style:font-name="Khmer OS" fo:font-size="11pt" fo:font-weight="normal" officeooo:rsid="012c2de0" style:font-size-asian="11pt" style:font-weight-asian="normal" style:font-size-complex="11pt" style:font-weight-complex="normal"/>
    </style:style>
    <style:style style:name="T41" style:family="text">
      <style:text-properties style:font-name="Khmer OS" fo:font-size="11pt" fo:font-weight="normal" officeooo:rsid="012e1d69" style:font-size-asian="11pt" style:font-weight-asian="normal" style:font-size-complex="11pt" style:font-weight-complex="normal"/>
    </style:style>
    <style:style style:name="T42" style:family="text">
      <style:text-properties style:font-name="Khmer OS" fo:font-size="11pt" fo:font-weight="normal" officeooo:rsid="012ee564" style:font-size-asian="11pt" style:font-weight-asian="normal" style:font-size-complex="11pt" style:font-weight-complex="normal"/>
    </style:style>
    <style:style style:name="T43" style:family="text">
      <style:text-properties style:font-name="Khmer OS" fo:font-size="11pt" fo:font-weight="normal" officeooo:rsid="0133491a" style:font-size-asian="11pt" style:font-weight-asian="normal" style:font-size-complex="11pt" style:font-weight-complex="normal"/>
    </style:style>
    <style:style style:name="T44" style:family="text">
      <style:text-properties style:font-name="Khmer OS" fo:font-size="11pt" fo:font-weight="normal" officeooo:rsid="01353d7c" style:font-size-asian="11pt" style:font-weight-asian="normal" style:font-size-complex="11pt" style:font-weight-complex="normal"/>
    </style:style>
    <style:style style:name="T45" style:family="text">
      <style:text-properties style:font-name="Khmer OS" fo:font-size="11pt" fo:font-weight="normal" officeooo:rsid="0139255f" style:font-size-asian="11pt" style:font-weight-asian="normal" style:font-size-complex="11pt" style:font-weight-complex="normal"/>
    </style:style>
    <style:style style:name="T46" style:family="text">
      <style:text-properties style:font-name="Khmer OS" fo:font-size="11pt" fo:font-weight="normal" officeooo:rsid="01428c25" style:font-size-asian="11pt" style:font-weight-asian="normal" style:font-size-complex="11pt" style:font-weight-complex="normal"/>
    </style:style>
    <style:style style:name="T47" style:family="text">
      <style:text-properties style:font-name="Khmer OS" fo:font-size="11pt" fo:font-weight="normal" officeooo:rsid="014445ad" style:font-size-asian="11pt" style:font-weight-asian="normal" style:font-size-complex="11pt" style:font-weight-complex="normal"/>
    </style:style>
    <style:style style:name="T48" style:family="text">
      <style:text-properties style:font-name="Khmer OS" fo:font-size="11pt" fo:font-weight="normal" officeooo:rsid="014978c5" style:font-size-asian="11pt" style:font-weight-asian="normal" style:font-size-complex="11pt" style:font-weight-complex="normal"/>
    </style:style>
    <style:style style:name="T49" style:family="text">
      <style:text-properties style:font-name="Khmer OS" fo:font-size="11pt" fo:font-weight="normal" officeooo:rsid="014c6ae8" style:font-size-asian="11pt" style:font-weight-asian="normal" style:font-size-complex="11pt" style:font-weight-complex="normal"/>
    </style:style>
    <style:style style:name="T50" style:family="text">
      <style:text-properties style:font-name="Khmer OS" fo:font-size="11pt" fo:font-weight="normal" officeooo:rsid="014e426f" style:font-size-asian="11pt" style:font-weight-asian="normal" style:font-size-complex="11pt" style:font-weight-complex="normal"/>
    </style:style>
    <style:style style:name="T51" style:family="text">
      <style:text-properties style:font-name="Khmer OS" fo:font-size="11pt" fo:font-weight="normal" officeooo:rsid="014ebb10" style:font-size-asian="11pt" style:font-weight-asian="normal" style:font-size-complex="11pt" style:font-weight-complex="normal"/>
    </style:style>
    <style:style style:name="T52" style:family="text">
      <style:text-properties style:font-name="Khmer OS" fo:font-size="11pt" fo:font-weight="normal" officeooo:rsid="014f96b4" style:font-size-asian="11pt" style:font-weight-asian="normal" style:font-size-complex="11pt" style:font-weight-complex="normal"/>
    </style:style>
    <style:style style:name="T53" style:family="text">
      <style:text-properties style:font-name="Khmer OS" fo:font-size="11pt" style:text-underline-style="none" fo:font-weight="normal" officeooo:rsid="0118fd13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54" style:family="text">
      <style:text-properties style:font-name="Khmer OS" fo:font-size="11pt" style:text-underline-style="none" fo:font-weight="normal" officeooo:rsid="011aa240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55" style:family="text">
      <style:text-properties style:font-name="Khmer OS" fo:font-size="11pt" style:text-underline-style="none" fo:font-weight="normal" officeooo:rsid="011c6496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56" style:family="text">
      <style:text-properties style:font-name="Khmer OS" fo:font-size="11pt" style:text-underline-style="none" fo:font-weight="normal" officeooo:rsid="011c0748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57" style:family="text">
      <style:text-properties style:font-name="Khmer OS" fo:font-size="11pt" style:text-underline-style="none" fo:font-weight="normal" officeooo:rsid="011ecbfb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58" style:family="text">
      <style:text-properties style:font-name="Khmer OS" fo:font-size="11pt" style:text-underline-style="none" fo:font-weight="normal" officeooo:rsid="011ecd31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59" style:family="text">
      <style:text-properties style:font-name="Khmer OS" fo:font-size="11pt" style:text-underline-style="none" fo:font-weight="normal" officeooo:rsid="010c3ea1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60" style:family="text">
      <style:text-properties style:font-name="Khmer OS" fo:font-size="11pt" style:text-underline-style="none" fo:font-weight="normal" officeooo:rsid="01252984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61" style:family="text">
      <style:text-properties style:font-name="Khmer OS" fo:font-size="11pt" style:text-underline-style="none" fo:font-weight="normal" officeooo:rsid="00f497e1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62" style:family="text">
      <style:text-properties style:font-name="Khmer OS" fo:font-size="11pt" style:text-underline-style="none" fo:font-weight="normal" officeooo:rsid="011d90ea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63" style:family="text">
      <style:text-properties style:font-name="Khmer OS" fo:font-size="11pt" style:text-underline-style="none" fo:font-weight="normal" officeooo:rsid="01045513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64" style:family="text">
      <style:text-properties style:font-name="Khmer OS" fo:font-size="11pt" style:text-underline-style="none" fo:font-weight="normal" officeooo:rsid="01058ddf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65" style:family="text">
      <style:text-properties style:font-name="Khmer OS" fo:font-size="11pt" style:text-underline-style="none" fo:font-weight="normal" officeooo:rsid="012f50e8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66" style:family="text">
      <style:text-properties style:font-name="Khmer OS" fo:font-size="11pt" style:text-underline-style="none" fo:font-weight="normal" officeooo:rsid="013d3e37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67" style:family="text">
      <style:text-properties style:font-name="Khmer OS" fo:font-size="11pt" style:text-underline-style="none" fo:font-weight="normal" officeooo:rsid="01408e75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68" style:family="text">
      <style:text-properties style:font-name="Khmer OS" fo:font-size="11pt" style:text-underline-style="none" fo:font-weight="normal" officeooo:rsid="014b2a17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69" style:family="text">
      <style:text-properties style:font-name="Khmer OS" fo:font-size="11pt" style:text-underline-style="none" fo:font-weight="normal" officeooo:rsid="013c3e62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70" style:family="text">
      <style:text-properties style:font-name="Khmer OS" fo:font-size="11pt" style:text-underline-style="none" fo:font-weight="normal" officeooo:rsid="01456ebc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T71" style:family="text">
      <style:text-properties style:text-underline-style="none" fo:font-weight="bold" officeooo:rsid="011c0748" style:text-underline-mode="continuous" style:text-overline-mode="continuous" style:text-line-through-mode="continuous" style:font-weight-asian="bold" style:font-weight-complex="bold"/>
    </style:style>
    <style:style style:name="T72" style:family="text">
      <style:text-properties style:text-underline-style="none" officeooo:rsid="00f497e1" style:text-underline-mode="continuous" style:text-overline-mode="continuous" style:text-line-through-mode="continuous"/>
    </style:style>
    <style:style style:name="T73" style:family="text">
      <style:text-properties style:text-underline-style="none" officeooo:rsid="01180ede" style:text-underline-mode="continuous" style:text-overline-mode="continuous" style:text-line-through-mode="continuous"/>
    </style:style>
    <style:style style:name="T74" style:family="text">
      <style:text-properties style:text-underline-style="none" officeooo:rsid="0118fd13" style:text-underline-mode="continuous" style:text-overline-mode="continuous" style:text-line-through-mode="continuous"/>
    </style:style>
    <style:style style:name="T75" style:family="text">
      <style:text-properties style:text-underline-style="none" officeooo:rsid="011c0748" style:text-underline-mode="continuous" style:text-overline-mode="continuous" style:text-line-through-mode="continuous"/>
    </style:style>
    <style:style style:name="T76" style:family="text">
      <style:text-properties style:text-underline-style="none" officeooo:rsid="012a9c86" style:text-underline-mode="continuous" style:text-overline-mode="continuous" style:text-line-through-mode="continuous"/>
    </style:style>
    <style:style style:name="T77" style:family="text">
      <style:text-properties officeooo:rsid="0146688f"/>
    </style:style>
    <style:style style:name="T78" style:family="text">
      <style:text-properties officeooo:rsid="014ebb1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style-name="Regular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19cm" fo:text-indent="-0.635cm" fo:margin-left="1.51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54cm" fo:text-indent="-0.635cm" fo:margin-left="2.1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89cm" fo:text-indent="-0.635cm" fo:margin-left="2.7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24cm" fo:text-indent="-0.635cm" fo:margin-left="3.42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59cm" fo:text-indent="-0.635cm" fo:margin-left="4.05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94cm" fo:text-indent="-0.635cm" fo:margin-left="4.69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29cm" fo:text-indent="-0.635cm" fo:margin-left="5.32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64cm" fo:text-indent="-0.635cm" fo:margin-left="5.9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99cm" fo:text-indent="-0.635cm" fo:margin-left="6.5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34cm" fo:text-indent="-0.635cm" fo:margin-left="7.234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style:style style:name="gr1" style:family="graphic">
      <style:graphic-properties draw:stroke="solid" svg:stroke-width="0.035cm" svg:stroke-color="#000000" svg:stroke-opacity="100%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Fuente_20_de_20_párrafo_20_predeter."><text:span text:style-name="T4">POSIBLES MODIFICACIONES AL SISTEMA ACTUAL</text:span></text:span></text:p>
      <text:p text:style-name="P7"><text:span text:style-name="Fuente_20_de_20_párrafo_20_predeter."><text:span text:style-name="T4"/></text:span></text:p>
      <text:p text:style-name="P11"><text:span text:style-name="Fuente_20_de_20_párrafo_20_predeter."><text:span text:style-name="T75">En </text:span></text:span><text:span text:style-name="Fuente_20_de_20_párrafo_20_predeter."><text:span text:style-name="T71">BIEN</text:span></text:span><text:span text:style-name="Fuente_20_de_20_párrafo_20_predeter."><text:span text:style-name="T75"> agregar:</text:span></text:span></text:p>
      <text:list xml:id="list1566793683" text:style-name="L35">
        <text:list-item>
          <text:p text:style-name="P34"><text:span text:style-name="Fuente_20_de_20_párrafo_20_predeter."><text:span text:style-name="T56">idClasificacion →</text:span></text:span><text:span text:style-name="Fuente_20_de_20_párrafo_20_predeter."><text:span text:style-name="T57"> int</text:span></text:span></text:p>
        </text:list-item>
        <text:list-item>
          <text:p text:style-name="P34"><text:span text:style-name="Fuente_20_de_20_párrafo_20_predeter."><text:span text:style-name="T65">ultimo_</text:span></text:span><text:span text:style-name="Fuente_20_de_20_párrafo_20_predeter."><text:span text:style-name="T56">idEstadoBien →</text:span></text:span><text:span text:style-name="Fuente_20_de_20_párrafo_20_predeter."><text:span text:style-name="T57"> int</text:span></text:span></text:p>
        </text:list-item>
        <text:list-item>
          <text:p text:style-name="P35"><text:span text:style-name="Fuente_20_de_20_párrafo_20_predeter."><text:span text:style-name="T65">ultimo_</text:span></text:span><text:span text:style-name="Fuente_20_de_20_párrafo_20_predeter."><text:span text:style-name="T63">idMovimiento →</text:span></text:span><text:span text:style-name="Fuente_20_de_20_párrafo_20_predeter."><text:span text:style-name="T65"> int</text:span></text:span></text:p>
        </text:list-item>
        <text:list-item>
          <text:p text:style-name="P34"><text:span text:style-name="Fuente_20_de_20_párrafo_20_predeter."><text:span text:style-name="T59">idTipoAdquisicion </text:span></text:span><text:span text:style-name="Fuente_20_de_20_párrafo_20_predeter."><text:span text:style-name="T56">→</text:span></text:span><text:span text:style-name="Fuente_20_de_20_párrafo_20_predeter."><text:span text:style-name="T57"> int</text:span></text:span></text:p>
        </text:list-item>
        <text:list-item>
          <text:p text:style-name="P34"><text:span text:style-name="Fuente_20_de_20_párrafo_20_predeter."><text:span text:style-name="T56">origen → texto </text:span></text:span><text:span text:style-name="Fuente_20_de_20_párrafo_20_predeter."><text:span text:style-name="T60">(vamos a copiar la descripción de proveedores asociados al bien que no sean comercio; </text:span></text:span><text:span text:style-name="Fuente_20_de_20_párrafo_20_predeter."><text:span text:style-name="T67">a esos sacarlos del listado de proveedores</text:span></text:span><text:span text:style-name="Fuente_20_de_20_párrafo_20_predeter."><text:span text:style-name="T60">)</text:span></text:span></text:p>
        </text:list-item>
      </text:list>
      <text:p text:style-name="P36"><text:span text:style-name="Fuente_20_de_20_párrafo_20_predeter."><text:span text:style-name="T56">________________________________________________________________________________</text:span></text:span></text:p>
      <text:p text:style-name="P36"><text:span text:style-name="Fuente_20_de_20_párrafo_20_predeter."><text:span text:style-name="T58">Agregar </text:span></text:span><text:span text:style-name="Fuente_20_de_20_párrafo_20_predeter."><text:span text:style-name="T10">Tablas </text:span></text:span><text:span text:style-name="Fuente_20_de_20_párrafo_20_predeter."><text:span text:style-name="T11">NOMENCLADORAS</text:span></text:span><text:span text:style-name="Fuente_20_de_20_párrafo_20_predeter."><text:span text:style-name="T58">:</text:span></text:span></text:p>
      <text:list xml:id="list2390236030" text:style-name="L21">
        <text:list-item>
          <text:p text:style-name="P15"><text:span text:style-name="Fuente_20_de_20_párrafo_20_predeter."><text:span text:style-name="T17">agregar entidad </text:span></text:span><text:span text:style-name="Fuente_20_de_20_párrafo_20_predeter."><text:span text:style-name="T5">clasifi</text:span></text:span><text:span text:style-name="Fuente_20_de_20_párrafo_20_predeter."><text:span text:style-name="T7">ca</text:span></text:span><text:span text:style-name="Fuente_20_de_20_párrafo_20_predeter."><text:span text:style-name="T5">cionBien</text:span></text:span><text:span text:style-name="Fuente_20_de_20_párrafo_20_predeter."><text:span text:style-name="T17">, con los campos:</text:span></text:span></text:p>
        </text:list-item>
      </text:list>
      <text:list xml:id="list990645379" text:style-name="L26">
        <text:list-item>
          <text:p text:style-name="P27"><text:span text:style-name="Fuente_20_de_20_párrafo_20_predeter."><text:span text:style-name="T17">idClasificacion</text:span></text:span></text:p>
        </text:list-item>
        <text:list-item>
          <text:p text:style-name="P27"><text:span text:style-name="Fuente_20_de_20_párrafo_20_predeter."><text:span text:style-name="T17">clasificacion: BI / BnoI / Consumible</text:span></text:span></text:p>
        </text:list-item>
      </text:list>
      <text:p text:style-name="P26"><text:span text:style-name="Fuente_20_de_20_párrafo_20_predeter."><text:span text:style-name="T17"><text:tab/>**Este campo (idClasificacion) <text:s/>se guarda en BIEN </text:span></text:span></text:p>
      <text:p text:style-name="P26"><text:span text:style-name="Fuente_20_de_20_párrafo_20_predeter."><text:span text:style-name="T17"/></text:span></text:p>
      <text:list xml:id="list3926114354" text:style-name="L32">
        <text:list-item>
          <text:p text:style-name="P33"><text:span text:style-name="Fuente_20_de_20_párrafo_20_predeter."><text:span text:style-name="T23">agregar entidad </text:span></text:span><text:span text:style-name="Fuente_20_de_20_párrafo_20_predeter."><text:span text:style-name="T9">tipoAdquisicion</text:span></text:span><text:span text:style-name="Fuente_20_de_20_párrafo_20_predeter."><text:span text:style-name="T23">, con los campos</text:span></text:span></text:p>
        </text:list-item>
      </text:list>
      <text:list xml:id="list3044547068" text:style-name="L39">
        <text:list-item>
          <text:list>
            <text:list-item>
              <text:list>
                <text:list-item>
                  <text:p text:style-name="P43"><text:span text:style-name="Fuente_20_de_20_párrafo_20_predeter."><text:span text:style-name="T23">idTipoAdquisicion</text:span></text:span></text:p>
                </text:list-item>
                <text:list-item>
                  <text:p text:style-name="P43"><text:span text:style-name="Fuente_20_de_20_párrafo_20_predeter."><text:span text:style-name="T23">tipoAdquisicion</text:span>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43"><text:span text:style-name="Fuente_20_de_20_párrafo_20_predeter."><text:span text:style-name="T24">Préstamo</text:span></text:span></text:p>
                                </text:list-item>
                                <text:list-item>
                                  <text:p text:style-name="P43"><text:span text:style-name="Fuente_20_de_20_párrafo_20_predeter."><text:span text:style-name="T24">Préstamo indefinido</text:span></text:span></text:p>
                                </text:list-item>
                                <text:list-item>
                                  <text:p text:style-name="P43"><text:span text:style-name="Fuente_20_de_20_párrafo_20_predeter."><text:span text:style-name="T24">Licitación</text:span></text:span></text:p>
                                </text:list-item>
                                <text:list-item>
                                  <text:p text:style-name="P43"><text:span text:style-name="Fuente_20_de_20_párrafo_20_predeter."><text:span text:style-name="T24">Gestión directa</text:span></text:span></text:p>
                                </text:list-item>
                                <text:list-item>
                                  <text:p text:style-name="P43"><text:span text:style-name="Fuente_20_de_20_párrafo_20_predeter."><text:span text:style-name="T24">Donación</text:span></text:span></text:p>
                                </text:list-item>
                                <text:list-item>
                                  <text:p text:style-name="P43"><text:span text:style-name="Fuente_20_de_20_párrafo_20_predeter."><text:span text:style-name="T24">Gasto de Funcionamiento</text:span>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6"><text:span text:style-name="Fuente_20_de_20_párrafo_20_predeter."><text:span text:style-name="T24"><text:tab/>** </text:span></text:span><text:span text:style-name="Fuente_20_de_20_párrafo_20_predeter."><text:span text:style-name="T35">que en </text:span></text:span><text:span text:style-name="Fuente_20_de_20_párrafo_20_predeter."><text:span text:style-name="T24">FACTURA </text:span></text:span><text:span text:style-name="Fuente_20_de_20_párrafo_20_predeter."><text:span text:style-name="T35">no sea obligatorio </text:span></text:span><text:span text:style-name="Fuente_20_de_20_párrafo_20_predeter."><text:span text:style-name="T47">(permitir valores nulos) </text:span></text:span><text:span text:style-name="Fuente_20_de_20_párrafo_20_predeter."><text:span text:style-name="T24">y guardar </text:span></text:span><text:span text:style-name="Fuente_20_de_20_párrafo_20_predeter."><text:span text:style-name="T36">el idTipoAdquisicion </text:span></text:span><text:span text:style-name="Fuente_20_de_20_párrafo_20_predeter."><text:span text:style-name="T24">en BIEN </text:span></text:span><text:span text:style-name="Fuente_20_de_20_párrafo_20_predeter."><text:span text:style-name="T48">(no permitir valores nulos)</text:span></text:span></text:p>
      <text:p text:style-name="P44"><text:span text:style-name="Fuente_20_de_20_párrafo_20_predeter."><text:span text:style-name="T24"/></text:span></text:p>
      <text:list xml:id="list3574578264" text:style-name="L30">
        <text:list-item>
          <text:p text:style-name="P30"><text:span text:style-name="Fuente_20_de_20_párrafo_20_predeter."><text:span text:style-name="T21">agregar entidad </text:span></text:span><text:span text:style-name="Fuente_20_de_20_párrafo_20_predeter."><text:span text:style-name="T8">estadoBien</text:span></text:span><text:span text:style-name="Fuente_20_de_20_párrafo_20_predeter."><text:span text:style-name="T21">, con los campos:</text:span></text:span></text:p>
        </text:list-item>
      </text:list>
      <text:list xml:id="list2813699546" text:style-name="L31">
        <text:list-item>
          <text:p text:style-name="P31"><text:span text:style-name="Fuente_20_de_20_párrafo_20_predeter."><text:span text:style-name="T21">idEstadoBien</text:span></text:span></text:p>
        </text:list-item>
        <text:list-item>
          <text:p text:style-name="P32"><text:soft-page-break/><text:span text:style-name="Fuente_20_de_20_párrafo_20_predeter."><text:span text:style-name="T21">estadoBien:</text:span></text:span></text:p>
          <text:list>
            <text:list-item>
              <text:list>
                <text:list-item>
                  <text:list>
                    <text:list-item>
                      <text:p text:style-name="P32"><text:span text:style-name="Fuente_20_de_20_párrafo_20_predeter."><text:span text:style-name="T29">A</text:span></text:span><text:span text:style-name="Fuente_20_de_20_párrafo_20_predeter."><text:span text:style-name="T21">ctivo</text:span></text:span></text:p>
                    </text:list-item>
                    <text:list-item>
                      <text:p text:style-name="P32"><text:span text:style-name="Fuente_20_de_20_párrafo_20_predeter."><text:span text:style-name="T21">No Activo</text:span></text:span></text:p>
                    </text:list-item>
                    <text:list-item>
                      <text:p text:style-name="P32"><text:span text:style-name="Fuente_20_de_20_párrafo_20_predeter."><text:span text:style-name="T21">Baja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"><text:span text:style-name="Fuente_20_de_20_párrafo_20_predeter."><text:span text:style-name="T17"><text:tab/>**Este campo (</text:span></text:span><text:span text:style-name="Fuente_20_de_20_párrafo_20_predeter."><text:span text:style-name="T21">idEstadoBien</text:span></text:span><text:span text:style-name="Fuente_20_de_20_párrafo_20_predeter."><text:span text:style-name="T17">) <text:s/>se guarda en </text:span></text:span><text:span text:style-name="Fuente_20_de_20_párrafo_20_predeter."><text:span text:style-name="T45">movimiento y se actualiza en </text:span></text:span><text:span text:style-name="Fuente_20_de_20_párrafo_20_predeter."><text:span text:style-name="T17">BIEN </text:span></text:span><text:span text:style-name="Fuente_20_de_20_párrafo_20_predeter."><text:span text:style-name="T45">(ultimo_idEstadoBien)</text:span></text:span><text:span text:style-name="Fuente_20_de_20_párrafo_20_predeter."><text:span text:style-name="T17"> </text:span></text:span></text:p>
      <text:p text:style-name="P40"><text:span text:style-name="Fuente_20_de_20_párrafo_20_predeter."><text:span text:style-name="T34"><text:tab/></text:span></text:span><text:span text:style-name="Fuente_20_de_20_párrafo_20_predeter."><text:span text:style-name="T17">**</text:span></text:span><text:span text:style-name="Fuente_20_de_20_párrafo_20_predeter."><text:span text:style-name="T41">E</text:span></text:span><text:span text:style-name="Fuente_20_de_20_párrafo_20_predeter."><text:span text:style-name="T34">n la tabla bien aclarar en observaciones que el campo estado hace referencia a la condición del bien (nuevo, usado, deteriorado, etc)</text:span></text:span></text:p>
      <text:p text:style-name="P40"><text:span text:style-name="Fuente_20_de_20_párrafo_20_predeter."><text:span text:style-name="T34"/></text:span></text:p>
      <text:list xml:id="list2098561420" text:style-name="L27">
        <text:list-item>
          <text:p text:style-name="P28"><text:span text:style-name="Fuente_20_de_20_párrafo_20_predeter."><text:span text:style-name="T18">agregar entidad </text:span></text:span><text:span text:style-name="Fuente_20_de_20_párrafo_20_predeter."><text:span text:style-name="T6">tipoMovimiento</text:span></text:span><text:span text:style-name="Fuente_20_de_20_párrafo_20_predeter."><text:span text:style-name="T18">, con los campos:</text:span></text:span></text:p>
        </text:list-item>
      </text:list>
      <text:list xml:id="list2798745750" text:style-name="L28">
        <text:list-item>
          <text:p text:style-name="P29"><text:span text:style-name="Fuente_20_de_20_párrafo_20_predeter."><text:span text:style-name="T18">id</text:span></text:span><text:span text:style-name="Fuente_20_de_20_párrafo_20_predeter."><text:span text:style-name="T20">Tipo</text:span></text:span><text:span text:style-name="Fuente_20_de_20_párrafo_20_predeter."><text:span text:style-name="T18">Movimiento</text:span></text:span></text:p>
        </text:list-item>
        <text:list-item>
          <text:p text:style-name="P29"><text:span text:style-name="Fuente_20_de_20_párrafo_20_predeter."><text:span text:style-name="T18">tipoMovimiento</text:span>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<text:span text:style-name="Fuente_20_de_20_párrafo_20_predeter."><text:span text:style-name="T12">Ingreso</text:span></text:span></text:p>
                            </text:list-item>
                            <text:list-item>
                              <text:p text:style-name="P8"><text:span text:style-name="Fuente_20_de_20_párrafo_20_predeter."><text:span text:style-name="T12">Asignado</text:span></text:span></text:p>
                            </text:list-item>
                            <text:list-item>
                              <text:p text:style-name="P8"><text:span text:style-name="Fuente_20_de_20_párrafo_20_predeter."><text:span text:style-name="T12">Re-Asignado</text:span></text:span></text:p>
                            </text:list-item>
                            <text:list-item>
                              <text:p text:style-name="P8"><text:span text:style-name="Fuente_20_de_20_párrafo_20_predeter."><text:span text:style-name="T12">Prestado</text:span></text:span></text:p>
                            </text:list-item>
                            <text:list-item>
                              <text:p text:style-name="P8"><text:span text:style-name="Fuente_20_de_20_párrafo_20_predeter."><text:span text:style-name="T12">Devuelto</text:span></text:span></text:p>
                            </text:list-item>
                            <text:list-item>
                              <text:p text:style-name="P8"><text:span text:style-name="Fuente_20_de_20_párrafo_20_predeter."><text:span text:style-name="T12">Dañado</text:span></text:span></text:p>
                            </text:list-item>
                            <text:list-item>
                              <text:p text:style-name="P8"><text:span text:style-name="Fuente_20_de_20_párrafo_20_predeter."><text:span text:style-name="T12">En Reparación</text:span></text:span></text:p>
                            </text:list-item>
                            <text:list-item>
                              <text:p text:style-name="P8"><text:span text:style-name="Fuente_20_de_20_párrafo_20_predeter."><text:span text:style-name="T12">Devuelto Reparador</text:span></text:span></text:p>
                            </text:list-item>
                            <text:list-item>
                              <text:p text:style-name="P8"><text:span text:style-name="Fuente_20_de_20_párrafo_20_predeter."><text:span text:style-name="T12">Retorno </text:span></text:span><text:span text:style-name="Fuente_20_de_20_párrafo_20_predeter."><text:span text:style-name="T19">Reparado</text:span></text:span></text:p>
                            </text:list-item>
                            <text:list-item>
                              <text:p text:style-name="P8"><text:span text:style-name="Fuente_20_de_20_párrafo_20_predeter."><text:span text:style-name="T12">En Desuso</text:span></text:span></text:p>
                            </text:list-item>
                            <text:list-item>
                              <text:p text:style-name="P29"><text:span text:style-name="Fuente_20_de_20_párrafo_20_predeter."><text:span text:style-name="T12">Baja</text:span>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0"><text:span text:style-name="Fuente_20_de_20_párrafo_20_predeter."><text:span text:style-name="T17"><text:tab/></text:span></text:span></text:p>
      <text:p text:style-name="P39"><text:span text:style-name="Fuente_20_de_20_párrafo_20_predeter."><text:span text:style-name="T12">________________________________________________________________________________</text:span></text:span></text:p>
      <text:p text:style-name="P45"><text:span text:style-name="Fuente_20_de_20_párrafo_20_predeter."><text:span text:style-name="T13"/></text:span></text:p>
      <text:list xml:id="list154133287906937" text:continue-list="list2390236030" text:style-name="L21">
        <text:list-item>
          <text:p text:style-name="P53"><text:span text:style-name="Fuente_20_de_20_párrafo_20_predeter."><text:span text:style-name="T13">agregar entidad de </text:span></text:span><text:span text:style-name="Fuente_20_de_20_párrafo_20_predeter."><text:span text:style-name="T4">movimiento</text:span></text:span><text:span text:style-name="Fuente_20_de_20_párrafo_20_predeter."><text:span text:style-name="T13">, </text:span></text:span><text:span text:style-name="Fuente_20_de_20_párrafo_20_predeter."><text:span text:style-name="T16">con los campos:</text:span></text:span></text:p>
        </text:list-item>
      </text:list>
      <text:list xml:id="list2994061100" text:style-name="L25">
        <text:list-item>
          <text:p text:style-name="P22"><text:bookmark-start text:name="__DdeLink__8353_2212068261"/><text:span text:style-name="Fuente_20_de_20_párrafo_20_predeter."><text:span text:style-name="T16">idMovimiento</text:span></text:span><text:bookmark-end text:name="__DdeLink__8353_2212068261"/></text:p>
        </text:list-item>
        <text:list-item>
          <text:p text:style-name="P22"><text:span text:style-name="Fuente_20_de_20_párrafo_20_predeter."><text:span text:style-name="T16">idBien → id entidad Bien</text:span></text:span></text:p>
        </text:list-item>
        <text:list-item>
          <text:p text:style-name="P25"><text:span text:style-name="Fuente_20_de_20_párrafo_20_predeter."><text:span text:style-name="T17">idEstadoBien →</text:span></text:span><text:span text:style-name="Fuente_20_de_20_párrafo_20_predeter."><text:span text:style-name="T27"> </text:span></text:span><text:span text:style-name="Fuente_20_de_20_párrafo_20_predeter."><text:span text:style-name="T21"><text:s/></text:span></text:span><text:span text:style-name="Fuente_20_de_20_párrafo_20_predeter."><text:span text:style-name="T27">de entidad </text:span></text:span><text:span text:style-name="Fuente_20_de_20_párrafo_20_predeter."><text:span text:style-name="T28">Bien</text:span></text:span></text:p>
        </text:list-item>
        <text:list-item>
          <text:p text:style-name="P23"><text:span text:style-name="Fuente_20_de_20_párrafo_20_predeter."><text:span text:style-name="T18">id</text:span></text:span><text:span text:style-name="Fuente_20_de_20_párrafo_20_predeter."><text:span text:style-name="T20">Tipo</text:span></text:span><text:span text:style-name="Fuente_20_de_20_párrafo_20_predeter."><text:span text:style-name="T18">Movimiento →</text:span></text:span><text:span text:style-name="Fuente_20_de_20_párrafo_20_predeter."><text:span text:style-name="T27"> de entidad tipoMovimiento</text:span></text:span></text:p>
        </text:list-item>
        <text:list-item>
          <text:p text:style-name="P22"><text:span text:style-name="Fuente_20_de_20_párrafo_20_predeter."><text:span text:style-name="T16">fecha</text:span></text:span><text:span text:style-name="Fuente_20_de_20_párrafo_20_predeter."><text:span text:style-name="T17">M</text:span></text:span><text:span text:style-name="Fuente_20_de_20_párrafo_20_predeter."><text:span text:style-name="T16">ovimiento</text:span></text:span></text:p>
        </text:list-item>
        <text:list-item>
          <text:p text:style-name="P22"><text:span text:style-name="Fuente_20_de_20_párrafo_20_predeter."><text:span text:style-name="T49">id_</text:span></text:span><text:span text:style-name="Fuente_20_de_20_párrafo_20_predeter."><text:span text:style-name="T16">responsable </text:span></text:span></text:p>
        </text:list-item>
        <text:list-item>
          <text:p text:style-name="P22"><text:span text:style-name="Fuente_20_de_20_párrafo_20_predeter."><text:span text:style-name="T49">id_</text:span></text:span><text:span text:style-name="Fuente_20_de_20_párrafo_20_predeter."><text:span text:style-name="T16">ubicación</text:span></text:span></text:p>
        </text:list-item>
        <text:list-item>
          <text:p text:style-name="P24"><text:span text:style-name="Fuente_20_de_20_párrafo_20_predeter."><text:span text:style-name="T25">usuario</text:span></text:span><text:span text:style-name="Fuente_20_de_20_párrafo_20_predeter."><text:span text:style-name="T26">Alta</text:span></text:span></text:p>
        </text:list-item>
        <text:list-item>
          <text:p text:style-name="P24"><text:span text:style-name="Fuente_20_de_20_párrafo_20_predeter."><text:span text:style-name="T25">fechaAlta</text:span></text:span></text:p>
        </text:list-item>
      </text:list>
      <text:p text:style-name="P52"><text:span text:style-name="Fuente_20_de_20_párrafo_20_predeter."><text:span text:style-name="T17">**Este campo (</text:span></text:span><text:span text:style-name="Fuente_20_de_20_párrafo_20_predeter."><text:span text:style-name="T16">idMovimiento</text:span></text:span><text:span text:style-name="Fuente_20_de_20_párrafo_20_predeter."><text:span text:style-name="T17">) <text:s/>se guarda en </text:span></text:span><text:span text:style-name="Fuente_20_de_20_párrafo_20_predeter."><text:span text:style-name="T45">movimiento y se actualiza en </text:span></text:span><text:span text:style-name="Fuente_20_de_20_párrafo_20_predeter."><text:span text:style-name="T17">BIEN </text:span></text:span><text:span text:style-name="Fuente_20_de_20_párrafo_20_predeter."><text:span text:style-name="T45">ultimo_</text:span></text:span><text:span text:style-name="Fuente_20_de_20_párrafo_20_predeter."><text:span text:style-name="T16">idMovimiento </text:span></text:span><text:span text:style-name="Fuente_20_de_20_párrafo_20_predeter."><text:span text:style-name="T45">→</text:span></text:span><text:span text:style-name="Fuente_20_de_20_párrafo_20_predeter."><text:span text:style-name="T50"> con esto tenemos ultimo estado y ultimo tipo de movimiento (ej, Activo – Ingreso / Activo - Asignado)</text:span></text:span></text:p>
      <text:p text:style-name="P48"><text:span text:style-name="Fuente_20_de_20_párrafo_20_predeter."><text:span text:style-name="T34">___________________________________________________________________________</text:span></text:span></text:p>
      <text:list xml:id="list1492604041" text:style-name="L24">
        <text:list-item>
          <text:p text:style-name="P9"><text:span text:style-name="Fuente_20_de_20_párrafo_20_predeter."><text:span text:style-name="T72">agregar entidad </text:span></text:span><text:span text:style-name="Fuente_20_de_20_párrafo_20_predeter."><text:span text:style-name="T73">cabecera</text:span></text:span><text:span text:style-name="Fuente_20_de_20_párrafo_20_predeter."><text:span text:style-name="T76">F</text:span></text:span><text:span text:style-name="Fuente_20_de_20_párrafo_20_predeter."><text:span text:style-name="T72">actura, </text:span></text:span><text:span text:style-name="Fuente_20_de_20_párrafo_20_predeter."><text:span text:style-name="T73">con los campos: </text:span></text:span></text:p>
        </text:list-item>
      </text:list>
      <text:list xml:id="list2825791715" text:style-name="L37">
        <text:list-item>
          <text:list>
            <text:list-item>
              <text:p text:style-name="P41"><text:span text:style-name="Fuente_20_de_20_párrafo_20_predeter."><text:span text:style-name="T53">id_</text:span></text:span><text:span text:style-name="Fuente_20_de_20_párrafo_20_predeter."><text:span text:style-name="T54">f</text:span></text:span><text:span text:style-name="Fuente_20_de_20_párrafo_20_predeter."><text:span text:style-name="T53">actura → identifcador únic</text:span></text:span><text:span text:style-name="Fuente_20_de_20_párrafo_20_predeter."><text:span text:style-name="T54">o </text:span></text:span><text:span text:style-name="Fuente_20_de_20_párrafo_20_predeter."><text:span text:style-name="T55">(este guardarlo en bien)</text:span></text:span></text:p>
            </text:list-item>
            <text:list-item>
              <text:p text:style-name="P12"><text:span text:style-name="Fuente_20_de_20_párrafo_20_predeter."><text:span text:style-name="T74">idProveedor</text:span></text:span></text:p>
            </text:list-item>
            <text:list-item>
              <text:p text:style-name="P12"><text:span text:style-name="Fuente_20_de_20_párrafo_20_predeter."><text:span text:style-name="T74">numeroFactura </text:span></text:span></text:p>
            </text:list-item>
            <text:list-item>
              <text:p text:style-name="P12"><text:span text:style-name="Fuente_20_de_20_párrafo_20_predeter."><text:span text:style-name="T74">fechaFactura</text:span></text:span></text:p>
            </text:list-item>
            <text:list-item>
              <text:p text:style-name="P12"><text:span text:style-name="Fuente_20_de_20_párrafo_20_predeter."><text:span text:style-name="T74">montoTotal</text:span></text:span></text:p>
            </text:list-item>
          </text:list>
        </text:list-item>
      </text:list>
      <text:p text:style-name="P42"><text:span text:style-name="Fuente_20_de_20_párrafo_20_predeter."><text:span text:style-name="T53">* Relacionarla con la entidad Factura agregando </text:span></text:span><text:span text:style-name="Fuente_20_de_20_párrafo_20_predeter."><text:span text:style-name="T62">campo </text:span></text:span><text:span text:style-name="Fuente_20_de_20_párrafo_20_predeter."><text:span text:style-name="T68">cabeceraFactura</text:span></text:span><text:span text:style-name="Fuente_20_de_20_párrafo_20_predeter."><text:span text:style-name="T56">_</text:span></text:span><text:span text:style-name="Fuente_20_de_20_párrafo_20_predeter."><text:span text:style-name="T53">id</text:span></text:span><text:span text:style-name="Fuente_20_de_20_párrafo_20_predeter."><text:span text:style-name="T56">Factura</text:span></text:span></text:p>
      <text:p text:style-name="P47"><text:span text:style-name="Fuente_20_de_20_párrafo_20_predeter."><text:span text:style-name="T69">* En Factura </text:span></text:span><text:span text:style-name="Fuente_20_de_20_párrafo_20_predeter."><text:span text:style-name="T68">la</text:span></text:span><text:span text:style-name="Fuente_20_de_20_párrafo_20_predeter."><text:span text:style-name="T69"> fecha, monto total y tipoAdquisicion no será</text:span></text:span><text:span text:style-name="Fuente_20_de_20_párrafo_20_predeter."><text:span text:style-name="T68">n</text:span></text:span><text:span text:style-name="Fuente_20_de_20_párrafo_20_predeter."><text:span text:style-name="T69"> obligatorio</text:span></text:span><text:span text:style-name="Fuente_20_de_20_párrafo_20_predeter."><text:span text:style-name="T68">s</text:span></text:span><text:span text:style-name="Fuente_20_de_20_párrafo_20_predeter."><text:span text:style-name="T69"> </text:span></text:span><text:span text:style-name="Fuente_20_de_20_párrafo_20_predeter."><text:span text:style-name="T70">(permitir valores nulos)</text:span></text:span></text:p>
      <text:p text:style-name="P26"><text:span text:style-name="Fuente_20_de_20_párrafo_20_predeter."><text:span text:style-name="T17">________________________________________________________________________________</text:span></text:span></text:p>
      <text:list xml:id="list154134381087144" text:continue-list="list154133287906937" text:style-name="L21">
        <text:list-item>
          <text:p text:style-name="P14"><text:span text:style-name="Fuente_20_de_20_párrafo_20_predeter."><text:span text:style-name="T13">agregar </text:span></text:span><text:span text:style-name="Fuente_20_de_20_párrafo_20_predeter."><text:span text:style-name="T22">en P</text:span></text:span><text:span text:style-name="Fuente_20_de_20_párrafo_20_predeter."><text:span text:style-name="T13">roveedor “Otros”</text:span></text:span></text:p>
        </text:list-item>
        <text:list-item>
          <text:p text:style-name="P14"><text:span text:style-name="Fuente_20_de_20_párrafo_20_predeter."><text:span text:style-name="T37">En</text:span></text:span><text:span text:style-name="Fuente_20_de_20_párrafo_20_predeter."><text:span text:style-name="T13"> campo “origen” </text:span></text:span><text:span text:style-name="Fuente_20_de_20_párrafo_20_predeter."><text:span text:style-name="T37">de Bien</text:span></text:span><text:span text:style-name="Fuente_20_de_20_párrafo_20_predeter."><text:span text:style-name="T13">: los datos proveedores que no sean comercios pasarlos a origen, </text:span></text:span><text:span text:style-name="Fuente_20_de_20_párrafo_20_predeter."><text:span text:style-name="T15">al</text:span></text:span><text:span text:style-name="Fuente_20_de_20_párrafo_20_predeter."><text:span text:style-name="T13"> campo </text:span></text:span><text:span text:style-name="Fuente_20_de_20_párrafo_20_predeter."><text:span text:style-name="T38">idP</text:span></text:span><text:span text:style-name="Fuente_20_de_20_párrafo_20_predeter."><text:span text:style-name="T13">roveedor completar</text:span></text:span><text:span text:style-name="Fuente_20_de_20_párrafo_20_predeter."><text:span text:style-name="T15">lo</text:span></text:span><text:span text:style-name="Fuente_20_de_20_párrafo_20_predeter."><text:span text:style-name="T13"> con </text:span></text:span><text:span text:style-name="Fuente_20_de_20_párrafo_20_predeter."><text:span text:style-name="T38">idProveedor de </text:span></text:span><text:span text:style-name="Fuente_20_de_20_párrafo_20_predeter."><text:span text:style-name="T13">opción “Otros”</text:span></text:span></text:p>
        </text:list-item>
      </text:list>
      <text:p text:style-name="P37"><text:span text:style-name="Fuente_20_de_20_párrafo_20_predeter."><text:span text:style-name="T13"><text:tab/>Esto permitirá que si Proveedor = “Otros” =&gt; dato de Factura no sea </text:span></text:span><text:span text:style-name="Fuente_20_de_20_párrafo_20_predeter."><text:span text:style-name="T39">obligatorio </text:span></text:span><text:span text:style-name="Fuente_20_de_20_párrafo_20_predeter."><text:span text:style-name="T40">al momento de cargar el bien</text:span></text:span></text:p>
      <text:p text:style-name="P37"><text:span text:style-name="Fuente_20_de_20_párrafo_20_predeter."><text:span text:style-name="T13">________________________________________________________________________________</text:span></text:span></text:p>
      <text:list xml:id="list2539908880" text:style-name="L36">
        <text:list-item>
          <text:p text:style-name="P38"><text:span text:style-name="Fuente_20_de_20_párrafo_20_predeter."><text:span text:style-name="T14">actualizar </text:span></text:span><text:span text:style-name="Fuente_20_de_20_párrafo_20_predeter."><text:span text:style-name="T29">idEstadoBien</text:span></text:span><text:span text:style-name="Fuente_20_de_20_párrafo_20_predeter."><text:span text:style-name="T14"> </text:span></text:span><text:span text:style-name="Fuente_20_de_20_párrafo_20_predeter."><text:span text:style-name="T30">y</text:span></text:span><text:span text:style-name="Fuente_20_de_20_párrafo_20_predeter."><text:span text:style-name="T29"> </text:span></text:span><text:span text:style-name="Fuente_20_de_20_párrafo_20_predeter."><text:span text:style-name="T18">idMovimiento </text:span></text:span><text:span text:style-name="Fuente_20_de_20_párrafo_20_predeter."><text:span text:style-name="T14">a: </text:span></text:span></text:p>
        </text:list-item>
      </text:list>
      <text:list xml:id="list1911920414" text:style-name="L2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7"><text:soft-page-break/><text:span text:style-name="Fuente_20_de_20_párrafo_20_predeter."><text:span text:style-name="T14">si tiene responsable: </text:span></text:span><text:span text:style-name="Fuente_20_de_20_párrafo_20_predeter."><text:span text:style-name="T30">1 – </text:span></text:span><text:span text:style-name="Fuente_20_de_20_párrafo_20_predeter."><text:span text:style-name="T51"><text:s/>idMovimiento</text:span></text:span><text:span text:style-name="Fuente_20_de_20_párrafo_20_predeter."><text:span text:style-name="T30"> (</text:span></text:span><text:span text:style-name="Fuente_20_de_20_párrafo_20_predeter."><text:span text:style-name="T14">Activo – </text:span></text:span><text:span text:style-name="Fuente_20_de_20_párrafo_20_predeter."><text:span text:style-name="T51">&lt;idTipoMovimiento&gt;</text:span></text:span><text:span text:style-name="Fuente_20_de_20_párrafo_20_predeter."><text:span text:style-name="T30">)</text:span></text:span><text:span text:style-name="Fuente_20_de_20_párrafo_20_predeter."><text:span text:style-name="T14"> </text:span></text:span></text:p>
                        </text:list-item>
                        <text:list-item>
                          <text:p text:style-name="P18"><text:span text:style-name="Fuente_20_de_20_párrafo_20_predeter."><text:span text:style-name="T14">si no tiene responsable: </text:span></text:span><text:span text:style-name="Fuente_20_de_20_párrafo_20_predeter."><text:span text:style-name="T30">1 – </text:span></text:span><text:span text:style-name="Fuente_20_de_20_párrafo_20_predeter."><text:span text:style-name="T51">idMovimiento </text:span></text:span><text:span text:style-name="Fuente_20_de_20_párrafo_20_predeter."><text:span text:style-name="T30">(</text:span></text:span><text:span text:style-name="Fuente_20_de_20_párrafo_20_predeter."><text:span text:style-name="T14">Activo – </text:span></text:span><text:span text:style-name="Fuente_20_de_20_párrafo_20_predeter."><text:span text:style-name="T51">&lt;idTipoMovimiento&gt;</text:span></text:span><text:span text:style-name="Fuente_20_de_20_párrafo_20_predeter."><text:span text:style-name="T30">)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54133820835995" text:continue-list="list1492604041" text:style-name="L24">
        <text:list-item>
          <text:p text:style-name="P19"><text:span text:style-name="Fuente_20_de_20_párrafo_20_predeter."><text:span text:style-name="T4">al momento de dar Alta del bien:</text:span></text:span></text:p>
          <text:list>
            <text:list-item>
              <text:p text:style-name="P19"><text:span text:style-name="Fuente_20_de_20_párrafo_20_predeter."><text:span text:style-name="T13">se registre un movimiento tipo INGRESO </text:span></text:span><text:span text:style-name="Fuente_20_de_20_párrafo_20_predeter."><text:span text:style-name="T31">(1), guardando todos los datos del movimiento</text:span></text:span></text:p>
            </text:list-item>
            <text:list-item>
              <text:p text:style-name="P19"><text:span text:style-name="Fuente_20_de_20_párrafo_20_predeter."><text:span text:style-name="T13">si el bien ya tiene responsable registr</text:span></text:span><text:span text:style-name="Fuente_20_de_20_párrafo_20_predeter."><text:span text:style-name="T52">ar</text:span></text:span><text:span text:style-name="Fuente_20_de_20_párrafo_20_predeter."><text:span text:style-name="T13"> </text:span></text:span><text:span text:style-name="Fuente_20_de_20_párrafo_20_predeter."><text:span text:style-name="T33">además</text:span></text:span><text:span text:style-name="Fuente_20_de_20_párrafo_20_predeter."><text:span text:style-name="T13"> un movimiento tipo ASIGNACIÓN </text:span></text:span><text:span text:style-name="Fuente_20_de_20_párrafo_20_predeter."><text:span text:style-name="T31">(2)</text:span></text:span><text:span text:style-name="Fuente_20_de_20_párrafo_20_predeter."><text:span text:style-name="T13">, con los datos de responsable, ubicación</text:span></text:span></text:p>
            </text:list-item>
          </text:list>
        </text:list-item>
      </text:list>
      <text:p text:style-name="P16"><text:span text:style-name="Fuente_20_de_20_párrafo_20_predeter."><text:span text:style-name="T13">** </text:span></text:span><text:span text:style-name="Fuente_20_de_20_párrafo_20_predeter."><text:span text:style-name="T32">en ambos casos idEstadoBien será 1 (Activo)</text:span></text:span></text:p>
      <text:list xml:id="list154133815137228" text:continue-numbering="true" text:style-name="L24">
        <text:list-item>
          <text:list>
            <text:list-item>
              <text:p text:style-name="P51"><text:span text:style-name="Fuente_20_de_20_párrafo_20_predeter."><text:span text:style-name="T42">que </text:span></text:span><text:span text:style-name="Fuente_20_de_20_párrafo_20_predeter."><text:span text:style-name="T13">actualice en </text:span></text:span><text:span text:style-name="Fuente_20_de_20_párrafo_20_predeter."><text:span text:style-name="T14">entidad BIEN</text:span></text:span><text:span text:style-name="Fuente_20_de_20_párrafo_20_predeter."><text:span text:style-name="T13"> </text:span></text:span><text:span text:style-name="Fuente_20_de_20_párrafo_20_predeter."><text:span text:style-name="T46">id_</text:span></text:span><text:span text:style-name="Fuente_20_de_20_párrafo_20_predeter."><text:span text:style-name="T13">responsable </text:span></text:span><text:span text:style-name="Fuente_20_de_20_párrafo_20_predeter."><text:span text:style-name="T46">(corresponderá al ultimo responsable)</text:span></text:span><text:span text:style-name="Fuente_20_de_20_párrafo_20_predeter."><text:span text:style-name="T13">, </text:span></text:span><text:span text:style-name="Fuente_20_de_20_párrafo_20_predeter."><text:span text:style-name="T46">id_</text:span></text:span><text:span text:style-name="Fuente_20_de_20_párrafo_20_predeter."><text:span text:style-name="T14">ubicación </text:span></text:span><text:span text:style-name="Fuente_20_de_20_párrafo_20_predeter."><text:span text:style-name="T46">(corresponderá a la ultima ubicación)</text:span></text:span><text:span text:style-name="Fuente_20_de_20_párrafo_20_predeter."><text:span text:style-name="T14">, </text:span></text:span><text:span text:style-name="Fuente_20_de_20_párrafo_20_predeter."><text:span text:style-name="T43">ultimo_</text:span></text:span><text:span text:style-name="Fuente_20_de_20_párrafo_20_predeter."><text:span text:style-name="T44">idE</text:span></text:span><text:span text:style-name="Fuente_20_de_20_párrafo_20_predeter."><text:span text:style-name="T15">stado</text:span></text:span><text:span text:style-name="Fuente_20_de_20_párrafo_20_predeter."><text:span text:style-name="T33">Bien, </text:span></text:span><text:span text:style-name="Fuente_20_de_20_párrafo_20_predeter."><text:span text:style-name="T43">ultimo_idMovimiento</text:span></text:span></text:p>
            </text:list-item>
          </text:list>
        </text:list-item>
      </text:list>
      <text:p text:style-name="P10"><text:span text:style-name="Fuente_20_de_20_párrafo_20_predeter."><text:span text:style-name="T75">_______________________________________________________________________________</text:span></text:span></text:p>
      <text:p text:style-name="P10"><text:span text:style-name="Fuente_20_de_20_párrafo_20_predeter."><text:span text:style-name="T75"/></text:span></text:p>
      <text:list xml:id="list154132818683688" text:continue-numbering="true" text:style-name="L24">
        <text:list-item>
          <text:p text:style-name="P20"><text:span text:style-name="Fuente_20_de_20_párrafo_20_predeter."><text:span text:style-name="T61">el alta de Proveedor asignarlo a un único usuario</text:span></text:span></text:p>
        </text:list-item>
        <text:list-item>
          <text:p text:style-name="P21"><text:span text:style-name="Fuente_20_de_20_párrafo_20_predeter."><text:span text:style-name="T66">desactivar la Baja ?</text:span></text:span></text:p>
        </text:list-item>
        <text:list-item>
          <text:p text:style-name="P13"><text:span text:style-name="Fuente_20_de_20_párrafo_20_predeter."><text:span text:style-name="T77">Ver que hacer con la edición</text:span></text:span></text:p>
        </text:list-item>
        <text:list-item>
          <text:p text:style-name="P21"><text:span text:style-name="Fuente_20_de_20_párrafo_20_predeter."><text:span text:style-name="T66">El préstamo tiene que agregar movimiento tipo préstamo</text:span></text:span></text:p>
          <text:p text:style-name="P21"><text:span text:style-name="Fuente_20_de_20_párrafo_20_predeter."><text:span text:style-name="T66"/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Khmer OS" svg:font-family="'Khmer O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size-complex="18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Encabezado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markedcontent" style:family="text" style:parent-style-name="Fuente_20_de_20_párrafo_20_predeter."/>
    <style:style style:name="WW_5f_CharLFO1LVL1" style:display-name="WW_CharLFO1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1" style:display-name="WW_CharLFO9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2" style:display-name="WW_CharLFO9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3" style:display-name="WW_CharLFO9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4" style:display-name="WW_CharLFO9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5" style:display-name="WW_CharLFO9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6" style:display-name="WW_CharLFO9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7" style:display-name="WW_CharLFO9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8" style:display-name="WW_CharLFO9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9LVL9" style:display-name="WW_CharLFO9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text-align="center" style:justify-single-word="false"/>
      <style:text-properties fo:font-size="18pt" fo:font-weight="bold" officeooo:rsid="00bd7442" officeooo:paragraph-rsid="00bd7442" style:font-size-asian="18pt" style:font-weight-asian="bold" style:font-size-complex="18pt" style:font-weight-complex="bold"/>
    </style:style>
    <style:style style:name="MP2" style:family="paragraph" style:parent-style-name="Normal">
      <style:paragraph-properties fo:text-align="end" style:justify-single-word="false"/>
    </style:style>
    <style:style style:name="MP3" style:family="paragraph" style:parent-style-name="Normal">
      <style:paragraph-properties fo:text-align="center" style:justify-single-word="false"/>
      <style:text-properties fo:font-size="10.5pt" fo:font-weight="bold" officeooo:rsid="00bd7442" officeooo:paragraph-rsid="00bd7442" style:font-size-asian="10.5pt" style:font-weight-asian="bold" style:font-size-complex="10.5pt" style:font-weight-complex="bold"/>
    </style:style>
    <style:style style:name="MP4" style:family="paragraph" style:parent-style-name="Text_20_body" style:list-style-name=""/>
    <style:style style:name="MP5" style:family="paragraph">
      <loext:graphic-properties draw:fill="non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style:font-name="Khmer OS" fo:font-style="italic" fo:font-weight="bold" style:font-style-asian="italic" style:font-weight-asian="bold" style:font-name-complex="Khmer OS" style:font-style-complex="italic" style:font-weight-complex="bold"/>
    </style:style>
    <style:style style:name="MT2" style:family="text">
      <style:text-properties style:font-name="Khmer OS" fo:font-size="6pt" style:font-size-asian="6pt" style:language-asian="es" style:country-asian="AR" style:font-size-complex="6pt" style:language-complex="ar" style:country-complex="SA"/>
    </style:style>
    <style:style style:name="MT3" style:family="text">
      <style:text-properties style:font-name="Khmer OS" style:font-name-complex="Khmer OS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Mgr1" style:family="graphic">
      <style:graphic-properties draw:stroke="solid" svg:stroke-width="0.035cm" svg:stroke-color="#000000" svg:stroke-opacity="100%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1.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header>
        <text:h text:style-name="Heading_20_2" text:outline-level="2"><draw:frame draw:style-name="Mfr1" draw:name="Marco2" text:anchor-type="paragraph" svg:x="0.933cm" svg:y="-0.106cm" svg:width="4.974cm" style:rel-width="scale" svg:height="0.9cm" style:rel-height="scale" draw:z-index="15"><draw:text-box><text:p text:style-name="MP1">MIGyD</text:p></draw:text-box></draw:frame><draw:frame draw:style-name="Mfr1" draw:name="Marco3" text:anchor-type="paragraph" svg:x="7.468cm" svg:y="0.042cm" svg:width="9.869cm" style:rel-width="scale" svg:height="0.857cm" style:rel-height="scale" draw:z-index="19"><draw:text-box><text:p text:style-name="MP2"><text:span text:style-name="Fuente_20_de_20_párrafo_20_predeter."><text:span text:style-name="MT1">PROCEDIMIENTO DE GESTIóN DE INVENTARIO</text:span></text:span></text:p></draw:text-box></draw:frame><text:span text:style-name="Fuente_20_de_20_párrafo_20_predeter."><text:span text:style-name="MT2"/></text:span></text:h>
        <text:h text:style-name="Heading_20_2" text:outline-level="2"><draw:frame draw:style-name="Mfr1" draw:name="Marco1" text:anchor-type="paragraph" svg:x="9.902cm" svg:y="0.247cm" svg:width="7.435cm" style:rel-width="scale" svg:height="0.857cm" style:rel-height="scale" draw:z-index="3"><draw:text-box><text:p text:style-name="MP2"><text:span text:style-name="Fuente_20_de_20_párrafo_20_predeter."><text:span text:style-name="MT3">Documento interno</text:span></text:span></text:p></draw:text-box></draw:frame><draw:frame draw:style-name="Mfr1" draw:name="Marco4" text:anchor-type="paragraph" svg:x="-0.111cm" svg:y="0.141cm" svg:width="7.105cm" style:rel-width="scale" svg:height="0.61cm" style:rel-height="scale" draw:z-index="7"><draw:text-box><text:p text:style-name="MP3">Ministerio de Igualdad, Género y Diversidad</text:p></draw:text-box></draw:frame><text:span text:style-name="Fuente_20_de_20_párrafo_20_predeter."><text:span text:style-name="MT2"/></text:span></text:h>
        <text:h text:style-name="MP4" text:outline-level="2"><draw:connector text:anchor-type="paragraph" draw:z-index="11" draw:name="Shape5_0" draw:style-name="Mgr1" draw:text-style-name="MP5" draw:type="line" svg:x1="-0.107cm" svg:y1="0.245cm" svg:x2="17.364cm" svg:y2="0.298cm" svg:d="M-108 245l17472 53" svg:viewBox="0 0 17473 55"><text:p/></draw:connector><text:span text:style-name="Fuente_20_de_20_párrafo_20_predeter."><text:span text:style-name="MT2"/></text:span></text:h>
      </style:header>
      <style:footer>
        <text:p text:style-name="MP6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2-06-22T13:20:00Z</meta:creation-date>
    <dc:date>2022-06-27T15:07:52.040661393</dc:date>
    <meta:editing-cycles>359</meta:editing-cycles>
    <meta:editing-duration>PT20H55M59S</meta:editing-duration>
    <meta:print-date>2022-06-25T23:37:29.294000000</meta:print-date>
    <meta:document-statistic meta:table-count="0" meta:image-count="0" meta:object-count="0" meta:page-count="4" meta:paragraph-count="91" meta:word-count="524" meta:character-count="3800" meta:non-whitespace-character-count="3409"/>
    <meta:template xlink:type="simple" xlink:actuate="onRequest" xlink:title="" xlink:href="../procedimiento_inventario_20220622_v2.odt/Normal"/>
  </office:meta>
</office:document-meta>
</file>